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Table_20_Contents">
      <style:paragraph-properties fo:text-align="start" style:justify-single-word="false"/>
    </style:style>
    <style:style style:name="P4" style:family="paragraph" style:parent-style-name="Preformatted_20_Text">
      <style:paragraph-properties fo:text-align="start" style:justify-single-word="false"/>
    </style:style>
    <style:style style:name="P5" style:family="paragraph" style:parent-style-name="Preformatted_20_Text">
      <style:paragraph-properties fo:padding="0cm" fo:border="none"/>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Preformatted_20_Text">
      <style:paragraph-properties fo:text-align="start" style:justify-single-word="false"/>
      <style:text-properties fo:color="#999988" fo:font-style="italic"/>
    </style:style>
    <style:style style:name="P11" style:family="paragraph" style:parent-style-name="Preformatted_20_Text">
      <style:paragraph-properties fo:padding="0cm" fo:border="none"/>
    </style:style>
    <style:style style:name="T1" style:family="text">
      <style:text-properties fo:color="#445588" fo:font-weight="bold"/>
    </style:style>
    <style:style style:name="T2" style:family="text">
      <style:text-properties fo:color="#990000" fo:font-weight="bold"/>
    </style:style>
    <style:style style:name="T3" style:family="text">
      <style:text-properties fo:color="#333333"/>
    </style:style>
    <style:style style:name="T4" style:family="text">
      <style:text-properties fo:color="#008080"/>
    </style:style>
    <style:style style:name="T5" style:family="text">
      <style:text-properties fo:color="#dd1144"/>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999988" fo:font-style="italic"/>
    </style:style>
    <style:style style:name="T9" style:family="text">
      <style:text-properties fo:color="#555555"/>
    </style:style>
    <style:style style:name="T10" style:family="text">
      <style:text-properties style:text-underline-style="none" fo:font-weight="normal" style:font-weight-asian="normal" style:font-weight-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https://github.com/CarlosColoma/PSP</text:p>
      <text:p text:style-name="P1"/>
      <text:p text:style-name="P1">Autoevaluacion de PSP</text:p>
      <text:p text:style-name="P1"/>
      <text:p text:style-name="P2">Commits:</text:p>
      <text:p text:style-name="P2"/>
      <text:p text:style-name="P2">Los commits que he realizado en esta asignatura han sido para subir los proyecctos mandados en el trimestre, en el caso del Pexec, un proyecto en el cual se nos <text:s/>pedia abrir una aplicación mediante un metodo de java a traves de un botón.</text:p>
      <text:p text:style-name="P2"/>
      <text:p text:style-name="P2">Para empezar a utilizarlo trate de probar el metodo sin el boton, y que ejecutara el programa sin necesidad de apretar botones, es decir, unicamente ejecutando el programa:</text:p>
      <text:p text:style-name="P2"/>
      <table:table table:name="Tabla1" table:style-name="Tabla1">
        <table:table-column table:style-name="Tabla1.A"/>
        <table:table-row>
          <table:table-cell table:style-name="Tabla1.A1" office:value-type="string">
            <text:p text:style-name="P3">Code:</text:p>
            <text:p text:style-name="P3"/>
            <text:p text:style-name="P4"><text:span text:style-name="T6">public</text:span> <text:span text:style-name="T6">static</text:span> <text:span text:style-name="T1">void</text:span> <text:span text:style-name="T2">main</text:span> <text:span text:style-name="T6">(</text:span><text:span text:style-name="T3">String</text:span> <text:span text:style-name="T6">[]</text:span> <text:span text:style-name="T3">args</text:span><text:span text:style-name="T6">){</text:span></text:p>
            <text:section text:style-name="Sect1" text:name="LC8">
              <text:p text:style-name="P5">        </text:p>
            </text:section>
            <text:section text:style-name="Sect1" text:name="LC9">
              <text:p text:style-name="P5">        <text:span text:style-name="T6">try</text:span> </text:p>
            </text:section>
            <text:section text:style-name="Sect1" text:name="LC10">
              <text:p text:style-name="P5">        <text:span text:style-name="T6">{</text:span> </text:p>
            </text:section>
            <text:section text:style-name="Sect1" text:name="LC11">
              <text:p text:style-name="P5">            //Esta linea de codigo ejecuta el proceso que abre el programa.</text:p>
            </text:section>
            <text:section text:style-name="Sect1" text:name="LC12">
              <text:p text:style-name="P5">           <text:span text:style-name="T3">Process</text:span> <text:span text:style-name="T3">p</text:span> <text:span text:style-name="T6">=</text:span> <text:span text:style-name="T3">Runtime</text:span><text:span text:style-name="T6">.</text:span><text:span text:style-name="T4">getRuntime</text:span><text:span text:style-name="T6">().</text:span><text:span text:style-name="T4">exec</text:span> <text:span text:style-name="T6">(</text:span><text:span text:style-name="T5">"C:/Program Files (x86)/Google/Chrome/Application/chrome.exe"</text:span><text:span text:style-name="T6">);</text:span></text:p>
            </text:section>
            <text:section text:style-name="Sect1" text:name="LC13">
              <text:p text:style-name="P5">           <text:span text:style-name="T3">System</text:span><text:span text:style-name="T6">.</text:span><text:span text:style-name="T4">out</text:span><text:span text:style-name="T6">.</text:span><text:span text:style-name="T4">println</text:span><text:span text:style-name="T6">(</text:span><text:span text:style-name="T5">"Iniciar Google Chrome"</text:span><text:span text:style-name="T6">);</text:span></text:p>
            </text:section>
            <text:section text:style-name="Sect1" text:name="LC14">
              <text:p text:style-name="P5">        <text:span text:style-name="T6">}</text:span> </text:p>
              <text:p text:style-name="P5">// en el caso de que el programa no pueda ser lanzado, salta una excepción.</text:p>
            </text:section>
            <text:section text:style-name="Sect1" text:name="LC15">
              <text:p text:style-name="P5">        <text:span text:style-name="T6">catch</text:span> <text:span text:style-name="T6">(</text:span><text:span text:style-name="T3">Exception</text:span> <text:span text:style-name="T3">e</text:span><text:span text:style-name="T6">)</text:span> </text:p>
            </text:section>
            <text:section text:style-name="Sect1" text:name="LC16">
              <text:p text:style-name="P5">        <text:span text:style-name="T6">{</text:span> </text:p>
            </text:section>
            <text:section text:style-name="Sect1" text:name="LC17">
              <text:p text:style-name="P5">           <text:span text:style-name="T3">System</text:span><text:span text:style-name="T6">.</text:span><text:span text:style-name="T4">out</text:span><text:span text:style-name="T6">.</text:span><text:span text:style-name="T4">println</text:span><text:span text:style-name="T6">(</text:span><text:span text:style-name="T5">"Programa no ejecutable"</text:span><text:span text:style-name="T6">);</text:span> </text:p>
            </text:section>
            <text:section text:style-name="Sect1" text:name="LC18">
              <text:p text:style-name="P5">        <text:span text:style-name="T6">}</text:span></text:p>
            </text:section>
            <text:section text:style-name="Sect1" text:name="LC19">
              <text:p text:style-name="Preformatted_20_Text"/>
            </text:section>
            <text:section text:style-name="Sect1" text:name="LC20">
              <text:p text:style-name="P5">     <text:span text:style-name="T6">}</text:span></text:p>
            </text:section>
            <text:p text:style-name="P3"/>
          </table:table-cell>
        </table:table-row>
      </table:table>
      <text:p text:style-name="P2"/>
      <text:p text:style-name="P2">Y luego aplicando esto cree el botón que nos abre la aplicación definida:</text:p>
      <text:p text:style-name="P2"/>
      <table:table table:name="Tabla2" table:style-name="Tabla2">
        <table:table-column table:style-name="Tabla2.A"/>
        <table:table-row>
          <table:table-cell table:style-name="Tabla2.A1" office:value-type="string">
            <text:p text:style-name="P4"> <text:span text:style-name="T6">private</text:span> <text:span text:style-name="T1">void</text:span> <text:span text:style-name="T2">button1MouseClicked</text:span><text:span text:style-name="T6">(</text:span><text:span text:style-name="T3">java</text:span><text:span text:style-name="T6">.</text:span><text:span text:style-name="T4">awt</text:span><text:span text:style-name="T6">.</text:span><text:span text:style-name="T4">event</text:span><text:span text:style-name="T6">.</text:span><text:span text:style-name="T4">MouseEvent</text:span> <text:span text:style-name="T3">evt</text:span><text:span text:style-name="T6">)</text:span> <text:span text:style-name="T6">{</text:span><text:span text:style-name="T8">//GEN-FIRST:event_button1MouseClicked</text:span></text:p>
            <text:p text:style-name="P10">//try que intenta ejecutar el programa</text:p>
            <text:section text:style-name="Sect1" text:name="LC78">
              <text:p text:style-name="P5">        <text:span text:style-name="T6">try</text:span> </text:p>
            </text:section>
            <text:section text:style-name="Sect1" text:name="LC79">
              <text:p text:style-name="P5">        <text:span text:style-name="T6">{</text:span> </text:p>
            </text:section>
            <text:section text:style-name="Sect1" text:name="LC80">
              <text:p text:style-name="P5">            </text:p>
            </text:section>
            <text:section text:style-name="Sect1" text:name="LC81">
              <text:p text:style-name="P5">           <text:span text:style-name="T3">Process</text:span> <text:span text:style-name="T3">p</text:span> <text:span text:style-name="T6">=</text:span> <text:span text:style-name="T3">Runtime</text:span><text:span text:style-name="T6">.</text:span><text:span text:style-name="T4">getRuntime</text:span><text:span text:style-name="T6">().</text:span><text:span text:style-name="T4">exec</text:span> <text:span text:style-name="T6">(</text:span><text:span text:style-name="T5">"C:/Program Files (x86)/Google/Chrome/Application/chrome.exe www.google.com"</text:span><text:span text:style-name="T6">);</text:span></text:p>
            </text:section>
            <text:section text:style-name="Sect1" text:name="LC82">
              <text:p text:style-name="P5">           <text:span text:style-name="T8">//Ruta por defecto de Chrome en Windows 7.</text:span></text:p>
            </text:section>
            <text:section text:style-name="Sect1" text:name="LC83">
              <text:p text:style-name="P5">           <text:span text:style-name="T8">//Primero ruta de programa, después parámetro de ejecución del programa.</text:span></text:p>
            </text:section>
            <text:section text:style-name="Sect1" text:name="LC84">
              <text:p text:style-name="P5">        <text:span text:style-name="T6">}</text:span> </text:p>
              <text:p text:style-name="P5">//salta la excepción en el caso de que el programa no funcione.</text:p>
            </text:section>
            <text:section text:style-name="Sect1" text:name="LC85">
              <text:p text:style-name="P5">        <text:span text:style-name="T6">catch</text:span> <text:span text:style-name="T6">(</text:span><text:span text:style-name="T3">Exception</text:span> <text:span text:style-name="T3">e</text:span><text:span text:style-name="T6">)</text:span> </text:p>
            </text:section>
            <text:section text:style-name="Sect1" text:name="LC86">
              <text:p text:style-name="P5">        <text:span text:style-name="T6">{</text:span> </text:p>
            </text:section>
            <text:section text:style-name="Sect1" text:name="LC87">
              <text:p text:style-name="P5">           <text:span text:style-name="T3">System</text:span><text:span text:style-name="T6">.</text:span><text:span text:style-name="T4">out</text:span><text:span text:style-name="T6">.</text:span><text:span text:style-name="T4">println</text:span><text:span text:style-name="T6">(</text:span><text:span text:style-name="T5">"Programa no ejecutable"</text:span><text:span text:style-name="T6">);</text:span> </text:p>
            </text:section>
            <text:section text:style-name="Sect1" text:name="LC88">
              <text:p text:style-name="P5">        <text:span text:style-name="T6">}</text:span></text:p>
            </text:section>
            <text:section text:style-name="Sect1" text:name="LC89">
              <text:p text:style-name="P5">    <text:span text:style-name="T6">}</text:span><text:span text:style-name="T8">//GEN-LAST:event_button1MouseClicked</text:span></text:p>
            </text:section>
            <text:p text:style-name="P3"/>
          </table:table-cell>
        </table:table-row>
      </table:table>
      <text:p text:style-name="P2"/>
      <text:p text:style-name="P2"/>
      <text:p text:style-name="P2"/>
      <text:p text:style-name="P2"><text:soft-page-break/></text:p>
      <text:p text:style-name="P2">Otro ejercicio enviado fue el Pjson en el cuyo objetivo era poder ver un ejemplo de Json en Java o Html, en este ejercicio trate de buscar metodos y formas de convertir un Array Java a Json par luego visualizarlo, continue mirando la documentación para tratar de buscar más soluciones o formas e mejorar el programa, algo que no consegui pues no me aclaraba mucho con las clases y metodos del Json.</text:p>
      <text:p text:style-name="P2"/>
      <text:p text:style-name="P2"/>
      <text:p text:style-name="P2"/>
      <text:p text:style-name="P2"/>
      <text:p text:style-name="P7">Autoevaluación [ Nota Justa 5 ]</text:p>
      <text:p text:style-name="P7"/>
      <text:p text:style-name="P2"><text:span text:style-name="T7">El trabajo [ 5 ]</text:span> realizado según a avanzado el curso ha ido decreciendo, esto unido a que me cuesta ser rapido a la hora de programar pues me falta algo de soltura, algunos trabajos me han llevado más tiempo del que deberian y otros, como el caso del Pjson, no los he podido terminar. Esto unido a que el repositorio de PSP en local durante unos dias no me permitio subir nada al repositorio de gihub y tampoco hacer commits, o directamente hacia commits vacios. Mientras que en el primer trimestre repetia <text:s/>los ejercicios en casa tras su explicación para llegar a entenderlos mejor, en este trimestre no lo he hecho tan asiduamente.</text:p>
      <text:p text:style-name="P2"/>
      <text:p text:style-name="P2"><text:span text:style-name="T7">En cuanto al contenido asimilado [ 5 ]</text:span>, en general he asumido coneptos y aprendido aun asi creo que deberia haber llegado a asumir mucho más de lo aprendido en general, fallandome en parte algunas partes del primer trimestre y otras de este, algo que podria llegar a <text:s/>ser realmente problematico. Sin embargo hay partes que si que me han ido quedando claras, como la conexion cliente servidor dada en el primer trimestre, pero no por ello merezco una gran nota, sobretodo teniendo en cuenta que si hubiese trabajado más hubiera llegado a asimilarlo mucho más de lo que he asimil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7M31S</meta:editing-duration>
    <meta:editing-cycles>6</meta:editing-cycles>
    <meta:generator>OpenOffice.org/3.3$Win32 OpenOffice.org_project/330m20$Build-9567</meta:generator>
    <dc:date>2014-02-20T11:34:58.17</dc:date>
    <dc:creator>Carlos Coloma</dc:creator>
    <meta:document-statistic meta:table-count="2" meta:image-count="0" meta:object-count="0" meta:page-count="2" meta:paragraph-count="40" meta:word-count="500" meta:character-count="3360"/>
    <meta:user-defined meta:name="Info 1"/>
    <meta:user-defined meta:name="Info 2"/>
    <meta:user-defined meta:name="Info 3"/>
    <meta:user-defined meta:name="Info 4"/>
  </office:meta>
</office:document-meta>
</file>